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7f89" officeooo:paragraph-rsid="00107f89"/>
    </style:style>
    <style:style style:name="P2" style:family="paragraph" style:parent-style-name="Standard">
      <style:text-properties fo:font-size="14pt" fo:font-weight="bold" officeooo:rsid="00107f89" officeooo:paragraph-rsid="00107f89" style:font-size-asian="14pt" style:font-weight-asian="bold" style:font-size-complex="14pt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>
      <style:text-properties officeooo:rsid="00107f89" officeooo:paragraph-rsid="00107f89"/>
    </style:style>
    <style:style style:name="P6" style:family="paragraph" style:parent-style-name="Text_20_body" style:list-style-name="L3"/>
    <style:style style:name="P7" style:family="paragraph" style:parent-style-name="Text_20_body">
      <style:text-properties fo:font-size="14pt" fo:font-weight="bold" officeooo:rsid="00107f89" officeooo:paragraph-rsid="00107f89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fo:font-weight="bold" officeooo:rsid="0011a872" officeooo:paragraph-rsid="0011a872" style:font-size-asian="14pt" style:font-weight-asian="bold" style:font-size-complex="14pt" style:font-weight-complex="bold"/>
    </style:style>
    <style:style style:name="P9" style:family="paragraph" style:parent-style-name="Text_20_body">
      <style:text-properties fo:font-size="14pt" fo:font-weight="bold" officeooo:rsid="0011f713" officeooo:paragraph-rsid="0011f713" style:font-size-asian="14pt" style:font-weight-asian="bold" style:font-size-complex="14pt" style:font-weight-complex="bold"/>
    </style:style>
    <style:style style:name="P10" style:family="paragraph" style:parent-style-name="Text_20_body" style:list-style-name="L5"/>
    <style:style style:name="P11" style:family="paragraph" style:parent-style-name="Text_20_body" style:list-style-name="L9">
      <style:text-properties fo:font-weight="bold"/>
    </style:style>
    <style:style style:name="P12" style:family="paragraph" style:parent-style-name="Text_20_body" style:list-style-name="L21">
      <style:text-properties fo:font-weight="bold"/>
    </style:style>
    <style:style style:name="P13" style:family="paragraph" style:parent-style-name="Text_20_body" style:list-style-name="L6"/>
    <style:style style:name="P14" style:family="paragraph" style:parent-style-name="Text_20_body">
      <style:text-properties officeooo:rsid="0011a872" officeooo:paragraph-rsid="0011a872"/>
    </style:style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10"/>
    <style:style style:name="P18" style:family="paragraph" style:parent-style-name="Text_20_body" style:list-style-name="L12"/>
    <style:style style:name="P19" style:family="paragraph" style:parent-style-name="Text_20_body" style:list-style-name="L14"/>
    <style:style style:name="P20" style:family="paragraph" style:parent-style-name="Text_20_body" style:list-style-name="L16"/>
    <style:style style:name="P21" style:family="paragraph" style:parent-style-name="Text_20_body">
      <style:text-properties officeooo:rsid="0011f713" officeooo:paragraph-rsid="0011f713"/>
    </style:style>
    <style:style style:name="P22" style:family="paragraph" style:parent-style-name="Text_20_body" style:list-style-name="L17"/>
    <style:style style:name="P23" style:family="paragraph" style:parent-style-name="Text_20_body" style:list-style-name="L19"/>
    <style:style style:name="P24" style:family="paragraph" style:parent-style-name="Text_20_body" style:list-style-name="L20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Heading_20_3">
      <style:text-properties officeooo:rsid="0011a872" officeooo:paragraph-rsid="0011a872"/>
    </style:style>
    <style:style style:name="P29" style:family="paragraph" style:parent-style-name="Heading_20_3">
      <style:text-properties officeooo:rsid="0011f713" officeooo:paragraph-rsid="0011f713"/>
    </style:style>
    <style:style style:name="T1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 que é objetivamente o Git?</text:p>
      <text:p text:style-name="P1"/>
      <text:p text:style-name="Standard">O Git é um sistema de controle de versão distribuído (VCS - <text:span text:style-name="T1">V</text:span>ersion <text:span text:style-name="T1">C</text:span>ontrol <text:span text:style-name="T1">S</text:span>ystem). </text:p>
      <text:p text:style-name="Text_20_body">Em termos simples, imagine que você está escrevendo um documento. Em vez de salvar várias cópias com nomes como "documento-final", "documento-final-versão2", "documento-final-versão-final", o Git faz o seguinte:</text:p>
      <text:list xml:id="list130037225474102893" text:style-name="L1">
        <text:list-item>
          <text:p text:style-name="P3">Ele monitora <text:span text:style-name="T1">todas as mudanças</text:span> que você faz no seu código (ou qualquer outro arquivo de texto).</text:p>
        </text:list-item>
        <text:list-item>
          <text:p text:style-name="P3">Ele salva "instantâneos" (snapshots) dessas mudanças em pontos específicos que você define. A esses instantâneos damos o nome de <text:span text:style-name="T1">commits</text:span>.</text:p>
        </text:list-item>
        <text:list-item>
          <text:p text:style-name="P3">Cada commit é como uma foto do seu projeto naquele momento, com a diferença de que o Git é muito eficiente e só armazena as diferenças entre um commit e outro.</text:p>
        </text:list-item>
      </text:list>
      <text:h text:style-name="Heading_20_3" text:outline-level="3">O que o Git permite fazer?</text:h>
      <text:list xml:id="list7424913547749892825" text:style-name="L2">
        <text:list-item>
          <text:p text:style-name="P4"><text:span text:style-name="T1">Rastrear mudanças:</text:span> Você sempre sabe quem, quando e o que foi alterado.</text:p>
        </text:list-item>
        <text:list-item>
          <text:p text:style-name="P4"><text:span text:style-name="T1">Reverter para versões anteriores:</text:span> Se algo der errado, você pode voltar facilmente para um commit antigo e estável.</text:p>
        </text:list-item>
        <text:list-item>
          <text:p text:style-name="P4"><text:span text:style-name="T1">Trabalhar em equipe:</text:span> Várias pessoas podem trabalhar no mesmo projeto ao mesmo tempo sem sobrescrever o trabalho umas das outras. Isso é possível através de <text:span text:style-name="T1">branches</text:span> (ramificações), que são como linhas de desenvolvimento paralelas.</text:p>
        </text:list-item>
        <text:list-item>
          <text:p text:style-name="P4"><text:span text:style-name="T1">Mesclar trabalho:</text:span> Quando o trabalho em uma branch está pronto, você pode "mesclar" (merge) as mudanças de volta na linha de desenvolvimento principal do projeto. </text:p>
        </text:list-item>
      </text:list>
      <text:p text:style-name="Text_20_body"/>
      <text:p text:style-name="Text_20_body"/>
      <text:h text:style-name="Heading_20_3" text:outline-level="3">Por que ele é "distribuído"?</text:h>
      <text:p text:style-name="Text_20_body">Essa é a grande diferença do Git para outros sistemas mais antigos. Com o Git, cada pessoa que trabalha no projeto tem uma <text:span text:style-name="T1">cópia completa</text:span> de todo o histórico do projeto em sua própria máquina.</text:p>
      <text:p text:style-name="Text_20_body">Isso significa que você não precisa estar conectado a um servidor central para fazer a maioria das suas operações, como criar commits ou reverter mudanças. Isso torna o trabalho mais rápido e seguro, pois não há um único ponto de falha. Se o servidor principal falhar, cada desenvolvedor ainda tem uma cópia completa do projeto.</text:p>
      <text:p text:style-name="Text_20_body">Em resumo, o Git é a ferramenta padrão da indústria de software para gerenciar o histórico de um projeto de forma segura, eficiente e colaborativa. Ele é fundamental para o desenvolvimento moderno, especialmente em equipes.</text:p>
      <text:p text:style-name="Text_20_body"/>
      <text:p text:style-name="P5"/>
      <text:p text:style-name="P5"/>
      <text:p text:style-name="P7"><text:soft-page-break/>Destaque apenas os pontos principais.</text:p>
      <text:p text:style-name="P5"/>
      <text:p text:style-name="P5">Git é um sistema de <text:span text:style-name="T1">controle de versão distribuído</text:span> que rastreia e gerencia as mudanças em arquivos, geralmente código-fonte. </text:p>
      <text:p text:style-name="P5">Os pontos principais são:</text:p>
      <text:list xml:id="list896812630269522171" text:style-name="L3">
        <text:list-item>
          <text:p text:style-name="P6"><text:span text:style-name="T1">Rastreamento de histórico:</text:span> Ele cria "instantâneos" (commits) do seu projeto, permitindo que você veja o que mudou, quando e por quem.</text:p>
        </text:list-item>
        <text:list-item>
          <text:p text:style-name="P6"><text:span text:style-name="T1">Reversão de versões:</text:span> Se algo der errado, você pode facilmente voltar a um estado anterior e funcional do projeto.</text:p>
        </text:list-item>
        <text:list-item>
          <text:p text:style-name="P6"><text:span text:style-name="T1">Trabalho em equipe:</text:span> Facilita a colaboração, permitindo que várias pessoas trabalhem no mesmo projeto simultaneamente através de <text:span text:style-name="T1">branches</text:span> (ramificações) sem conflitos.</text:p>
        </text:list-item>
        <text:list-item>
          <text:p text:style-name="P6"><text:span text:style-name="T1">Modelo distribuído:</text:span> Cada desenvolvedor tem uma cópia completa do histórico do projeto. Isso torna o trabalho mais rápido, independente de conexão com a internet e mais seguro, pois não há um único ponto de falha.</text:p>
        </text:list-item>
      </text:list>
      <text:p text:style-name="P5"/>
      <text:p text:style-name="P5"/>
      <text:p text:style-name="P7">Pra que serve o Git?</text:p>
      <text:p text:style-name="P5">O Git serve para <text:span text:style-name="T1">gerenciar e rastrear as mudanças em um projeto ao longo do tempo</text:span>, especialmente em arquivos de código. É uma ferramenta essencial para o desenvolvimento de software, mas pode ser usada para qualquer tipo de arquivo de texto. </text:p>
      <text:p text:style-name="P5">Ele permite que você:</text:p>
      <text:list xml:id="list4243714022303964153" text:style-name="L5">
        <text:list-item>
          <text:p text:style-name="P10"><text:span text:style-name="T1">Guarde um histórico completo do seu trabalho.</text:span> O Git registra cada alteração, permitindo que você veja quem fez o quê, quando e por quê. Pense nisso como uma máquina do tempo para o seu projeto.</text:p>
        </text:list-item>
        <text:list-item>
          <text:p text:style-name="P10"><text:span text:style-name="T1">Volte no tempo.</text:span> Se você cometer um erro ou precisar reverter para uma versão anterior e estável, o Git torna isso fácil e rápido.</text:p>
        </text:list-item>
        <text:list-item>
          <text:p text:style-name="P10"><text:span text:style-name="T1">Colabore com outras pessoas.</text:span> Ele permite que várias pessoas trabalhem no mesmo projeto ao mesmo tempo, em linhas de desenvolvimento separadas (conhecidas como <text:span text:style-name="T1">branches</text:span>), sem sobrescrever o trabalho umas das outras. Depois, as mudanças podem ser unidas (mescladas) de forma organizada.</text:p>
        </text:list-item>
        <text:list-item>
          <text:p text:style-name="P10"><text:span text:style-name="T1">Mantenha seu trabalho seguro.</text:span> Como cada desenvolvedor tem uma cópia completa do projeto e de seu histórico, o risco de perda de dados é mínimo. Se um servidor principal falhar, o projeto ainda existe nas máquinas dos desenvolvedores.</text:p>
        </text:list-item>
      </text:list>
      <text:p text:style-name="P5"/>
      <text:p text:style-name="P5"/>
      <text:p text:style-name="P5"><text:soft-page-break/></text:p>
      <text:p text:style-name="P7">Resuma em um parágrafo.</text:p>
      <text:p text:style-name="P5">O Git é uma ferramenta essencial para <text:span text:style-name="T1">controle de versão de projetos</text:span>, permitindo que desenvolvedores e equipes <text:span text:style-name="T1">rastreiem e gerenciem cada mudança</text:span> no código-fonte. Ele funciona como uma "máquina do tempo" para o seu trabalho, salvando o histórico completo de cada alteração em "instantâneos" chamados <text:span text:style-name="T1">commits</text:span>. Isso possibilita que você <text:span text:style-name="T1">reverta facilmente para versões anteriores</text:span>, trabalhe em paralelo com outros desenvolvedores usando <text:span text:style-name="T1">branches</text:span> e mantenha a integridade do projeto, já que cada membro da equipe possui uma cópia completa do repositório. Em essência, o Git simplifica a colaboração, protege o trabalho e organiza o processo de desenvolvimento. </text:p>
      <text:p text:style-name="P5"/>
      <text:p text:style-name="P5"/>
      <text:p text:style-name="P7">Como posso saber se o Git está instalado em meu computador?</text:p>
      <text:p text:style-name="P5">Para saber se o Git está instalado no seu computador, abra o terminal (no macOS ou Linux) ou o prompt de comando/PowerShell (no Windows) e digite o seguinte comando: </text:p>
      <text:p text:style-name="P5"/>
      <text:p text:style-name="P5">git –version</text:p>
      <text:p text:style-name="P5"/>
      <text:p text:style-name="P5"><text:span text:style-name="T1">Se o Git estiver instalado</text:span>, você verá uma mensagem informando a versão, como por exemplo: <text:span text:style-name="Source_20_Text">git version 2.45.1</text:span>.</text:p>
      <text:list xml:id="list5789621397381795236" text:style-name="L6">
        <text:list-item>
          <text:p text:style-name="P13"><text:span text:style-name="T1">Se o Git não estiver instalado</text:span>, você verá uma mensagem de erro, indicando que o comando não foi encontrado. A mensagem pode variar dependendo do sistema operacional, mas geralmente é algo como: <text:span text:style-name="Source_20_Text">'git' não é reconhecido como um comando interno ou externo, um programa operável ou um arquivo em lotes.</text:span></text:p>
        </text:list-item>
      </text:list>
      <text:p text:style-name="Text_20_body">Se o Git não estiver instalado, você precisará baixá-lo e instalá-lo a partir do <text:a xlink:type="simple" xlink:href="https://git-scm.com/downloads" office:target-frame-name="_blank" xlink:show="new" text:style-name="Internet_20_link" text:visited-style-name="Visited_20_Internet_20_Link">site oficial do Git</text:a>.</text:p>
      <text:p text:style-name="P5"/>
      <text:p text:style-name="P5"/>
      <text:p text:style-name="P8">Como faço para atualizar o Git?</text:p>
      <text:p text:style-name="P14">Você pode atualizar o Git de forma diferente, dependendo do seu sistema operacional. O método mais confiável é sempre baixar a versão mais recente diretamente do site oficial, mas existem outras maneiras. </text:p>
      <text:h text:style-name="P28" text:outline-level="3">Windows</text:h>
      <text:list xml:id="list3330661497701016959" text:style-name="L7">
        <text:list-item>
          <text:p text:style-name="P15"><text:span text:style-name="T1">Instalador Oficial:</text:span> A maneira mais simples e recomendada é baixar e executar o instalador mais recente do Git para Windows, disponível no <text:a xlink:type="simple" xlink:href="https://git-scm.com/download/win" office:target-frame-name="_blank" xlink:show="new" text:style-name="Internet_20_link" text:visited-style-name="Visited_20_Internet_20_Link">site oficial do Git</text:a>. O instalador cuidará da <text:soft-page-break/>atualização automaticamente.</text:p>
        </text:list-item>
        <text:list-item>
          <text:p text:style-name="P15"><text:span text:style-name="T1">Git Bash:</text:span> Se você usa o Git Bash (o terminal que vem com o Git no Windows), pode usar um comando para atualizar:</text:p>
        </text:list-item>
      </text:list>
      <text:p text:style-name="Text_20_body"/>
      <text:p text:style-name="P14">git update-git-for-windows</text:p>
      <text:p text:style-name="P14"/>
      <text:p text:style-name="P14">Este comando verifica se há uma nova versão e a instala para você. </text:p>
      <text:p text:style-name="P14"/>
      <text:h text:style-name="P28" text:outline-level="3">macOS</text:h>
      <text:list xml:id="list8284623072480078083" text:style-name="L8">
        <text:list-item>
          <text:p text:style-name="P16"><text:span text:style-name="T1">Instalador Oficial:</text:span> Assim como no Windows, você pode baixar o instalador mais recente do <text:a xlink:type="simple" xlink:href="https://git-scm.com/download/mac" office:target-frame-name="_blank" xlink:show="new" text:style-name="Internet_20_link" text:visited-style-name="Visited_20_Internet_20_Link">site oficial do Git</text:a>.</text:p>
        </text:list-item>
        <text:list-item>
          <text:p text:style-name="P16"><text:span text:style-name="T1">Homebrew:</text:span> Se você instalou o Git com o Homebrew (um gerenciador de pacotes popular), pode atualizá-lo com os seguintes comandos:</text:p>
        </text:list-item>
      </text:list>
      <text:p text:style-name="Text_20_body"/>
      <text:p text:style-name="P14">brew update<text:line-break/>brew upgrade git</text:p>
      <text:p text:style-name="P14"/>
      <text:h text:style-name="P28" text:outline-level="3">Linux</text:h>
      <text:p text:style-name="Text_20_body">A forma de atualizar o Git no Linux depende do gerenciador de pacotes da sua distribuição.</text:p>
      <text:list xml:id="list444059394475853418" text:style-name="L9">
        <text:list-item>
          <text:p text:style-name="P11">Distribuições baseadas em Debian/Ubuntu:</text:p>
        </text:list-item>
      </text:list>
      <text:p text:style-name="P14"/>
      <text:p text:style-name="P14">sudo apt update<text:line-break/>sudo apt install git</text:p>
      <text:p text:style-name="P14"/>
      <text:p text:style-name="P14">2. Distribuições baseadas em Fedora/CentOS/RHEL:</text:p>
      <text:p text:style-name="P14"/>
      <text:p text:style-name="P14">sudo yum update<text:line-break/>sudo yum install git</text:p>
      <text:p text:style-name="P14"/>
      <text:p text:style-name="P14">ou, se estiver usando <text:span text:style-name="Source_20_Text">dnf</text:span>: </text:p>
      <text:p text:style-name="P14"/>
      <text:p text:style-name="P14">sudo dnf update git</text:p>
      <text:p text:style-name="P14"><text:soft-page-break/></text:p>
      <text:p text:style-name="P14">3. Distribuições baseadas em Arch Linux:</text:p>
      <text:p text:style-name="P14"/>
      <text:p text:style-name="P14">sudo pacman -Syu git</text:p>
      <text:p text:style-name="P14"/>
      <text:p text:style-name="P14">Depois de seguir um desses métodos, você pode verificar se a atualização foi bem-sucedida executando novamente o comando <text:span text:style-name="Source_20_Text">git --version</text:span> no seu terminal. </text:p>
      <text:p text:style-name="P14"/>
      <text:p text:style-name="P14"/>
      <text:p text:style-name="P8">Como faço para utilizar o Git em meu computador?</text:p>
      <text:p text:style-name="P14">Para começar a usar o Git, você precisa entender o fluxo de trabalho básico. Aqui estão os passos essenciais para iniciar um projeto, salvar suas mudanças e colaborar.</text:p>
      <text:h text:style-name="Heading_20_3" text:outline-level="3">1. Criar um Repositório</text:h>
      <text:p text:style-name="Text_20_body">O primeiro passo é criar um <text:span text:style-name="T1">repositório</text:span> Git, que é a pasta onde o Git irá rastrear seu projeto. Você pode fazer isso de duas maneiras:</text:p>
      <text:list xml:id="list5611849760136900459" text:style-name="L10">
        <text:list-item>
          <text:p text:style-name="P17"><text:span text:style-name="T1">Para um projeto novo:</text:span> Navegue até a pasta do seu projeto no terminal e execute:</text:p>
        </text:list-item>
      </text:list>
      <text:p text:style-name="P14">git init</text:p>
      <text:p text:style-name="P14">Este comando cria um novo repositório Git vazio dentro daquela pasta.</text:p>
      <text:list xml:id="list540734874571686308" text:style-name="L12">
        <text:list-item>
          <text:p text:style-name="P18"><text:span text:style-name="T1">Para um projeto existente:</text:span> Se você quer trabalhar em um projeto que já existe em um servidor (como o GitHub ou GitLab), você deve "cloná-lo":</text:p>
        </text:list-item>
      </text:list>
      <text:p text:style-name="P14">git clone [url_do_repositorio]</text:p>
      <text:p text:style-name="P14">Isso baixa uma cópia completa do projeto para o seu computador.</text:p>
      <text:h text:style-name="Heading_20_3" text:outline-level="3">2. Salvar Suas Mudanças (Commit)</text:h>
      <text:p text:style-name="Text_20_body">O ciclo de trabalho do Git para salvar suas mudanças tem três etapas:</text:p>
      <text:list xml:id="list392554949748102196" text:style-name="L14">
        <text:list-item>
          <text:p text:style-name="P19"><text:span text:style-name="T1">Verificar o status:</text:span> Use este comando para ver quais arquivos foram modificados.</text:p>
        </text:list-item>
      </text:list>
      <text:p text:style-name="P14">git status</text:p>
      <text:p text:style-name="P14">Ele mostrará os arquivos que você alterou, os que ainda não estão sendo rastreados e os que estão prontos para o commit.</text:p>
      <text:list xml:id="list1585125612932517646" text:style-name="L16">
        <text:list-item>
          <text:p text:style-name="P20"><text:span text:style-name="T1">Adicionar arquivos:</text:span> Use <text:span text:style-name="Source_20_Text">git add</text:span> para preparar os arquivos que você quer salvar. Isso move os arquivos para uma área de preparação (staging area).</text:p>
        </text:list-item>
      </text:list>
      <text:p text:style-name="P21">git add nome-do-arquivo.txt</text:p>
      <text:p text:style-name="P21">Para adicionar todos os arquivos modificados de uma vez, use: </text:p>
      <text:p text:style-name="P21"><text:soft-page-break/>git add .</text:p>
      <text:p text:style-name="P21"><text:span text:style-name="T1">Criar o commit:</text:span> Agora, salve as mudanças de forma permanente no histórico do projeto. Você deve incluir uma mensagem clara descrevendo o que você fez. </text:p>
      <text:p text:style-name="P21">git commit -m "Mensagem clara e concisa sobre a sua mudança."</text:p>
      <text:h text:style-name="P29" text:outline-level="3">Sincronizar com um Repositório Remoto</text:h>
      <text:p text:style-name="Text_20_body">Para colaborar ou fazer backup do seu trabalho, você precisa se conectar a um repositório remoto (como no GitHub).</text:p>
      <text:list xml:id="list4362916372635629647" text:style-name="L17">
        <text:list-item>
          <text:p text:style-name="P22"><text:span text:style-name="T1">Para enviar suas mudanças:</text:span> Use <text:span text:style-name="Source_20_Text">git push</text:span> para enviar seus commits para o repositório remoto.</text:p>
        </text:list-item>
      </text:list>
      <text:p text:style-name="P21">git push origin main</text:p>
      <text:p text:style-name="P21">(Se a sua branch principal for <text:span text:style-name="Source_20_Text">main</text:span>)</text:p>
      <text:list xml:id="list6612872778024840831" text:style-name="L19">
        <text:list-item>
          <text:p text:style-name="P23"><text:span text:style-name="T1">Para pegar as mudanças de outros:</text:span> Use <text:span text:style-name="Source_20_Text">git pull</text:span> para baixar e mesclar as alterações feitas por outras pessoas.</text:p>
        </text:list-item>
      </text:list>
      <text:p text:style-name="P21">git pull origin main</text:p>
      <text:p text:style-name="P21"/>
      <text:h text:style-name="P29" text:outline-level="3">Resumo do Fluxo de Trabalho</text:h>
      <text:list xml:id="list6291680291736109913" text:style-name="L20">
        <text:list-item>
          <text:p text:style-name="P24">Comece com <text:span text:style-name="Source_20_Text">git init</text:span> ou <text:span text:style-name="Source_20_Text">git clone</text:span>.</text:p>
        </text:list-item>
        <text:list-item>
          <text:p text:style-name="P24">Faça suas alterações nos arquivos.</text:p>
        </text:list-item>
        <text:list-item>
          <text:p text:style-name="P24">Use <text:span text:style-name="Source_20_Text">git status</text:span> para ver o que mudou.</text:p>
        </text:list-item>
        <text:list-item>
          <text:p text:style-name="P24">Use <text:span text:style-name="Source_20_Text">git add .</text:span> para preparar todos os arquivos.</text:p>
        </text:list-item>
        <text:list-item>
          <text:p text:style-name="P24">Use <text:span text:style-name="Source_20_Text">git commit -m "Mensagem"</text:span> para salvar a mudança.</text:p>
        </text:list-item>
        <text:list-item>
          <text:p text:style-name="P24">Use <text:span text:style-name="Source_20_Text">git push</text:span> para enviar o trabalho para um repositório remoto.</text:p>
        </text:list-item>
      </text:list>
      <text:p text:style-name="Text_20_body">Esses são os comandos básicos para você começar. Com a prática, você se familiarizará com eles rapidamente e poderá explorar comandos mais avançados, como <text:span text:style-name="Source_20_Text">git branch</text:span> para criar novas ramificações.</text:p>
      <text:p text:style-name="P21"/>
      <text:p text:style-name="P21"/>
      <text:p text:style-name="P9">Como criar um repositório no Github através do Git instalado em meu computador?</text:p>
      <text:p text:style-name="P21">Para criar um repositório no GitHub a partir do seu computador, você precisa primeiro criar o projeto localmente com o Git e depois conectá-lo ao GitHub.</text:p>
      <text:p text:style-name="Text_20_body">Aqui está o passo a passo:</text:p>
      <text:h text:style-name="P29" text:outline-level="3"><text:soft-page-break/>Passo 1: Crie o Repositório Localmente</text:h>
      <text:p text:style-name="Text_20_body">Navegue até a pasta do seu projeto no terminal (ou prompt de comando) e inicialize o Git.</text:p>
      <text:list xml:id="list1559246620543144106" text:style-name="L21">
        <text:list-item>
          <text:p text:style-name="P12">Inicialize o Git na sua pasta:</text:p>
        </text:list-item>
      </text:list>
      <text:p text:style-name="P21">git init</text:p>
      <text:p text:style-name="P21"/>
      <text:p text:style-name="P21">Este comando cria um novo repositório Git na sua pasta local.</text:p>
      <text:list xml:id="list5337705637855831469" text:style-name="L23">
        <text:list-item>
          <text:p text:style-name="P25"><text:span text:style-name="T1">Adicione seus arquivos ao histórico (commit):</text:span> Adicione os arquivos do seu projeto à área de preparação (staging area).</text:p>
        </text:list-item>
      </text:list>
      <text:p text:style-name="P21">git add .</text:p>
      <text:p text:style-name="P21"/>
      <text:p text:style-name="P21">Depois, crie o seu primeiro "commit", que é o primeiro instantâneo do seu projeto. </text:p>
      <text:p text:style-name="P21">git commit -m "Primeiro commit"</text:p>
      <text:p text:style-name="P21"/>
      <text:h text:style-name="P29" text:outline-level="3">Passo 2: Crie o Repositório no GitHub</text:h>
      <text:p text:style-name="Text_20_body">Agora, você precisa de um lugar no GitHub para enviar seu projeto.</text:p>
      <text:list xml:id="list4707267201558029673" text:style-name="L24">
        <text:list-item>
          <text:p text:style-name="P26">Acesse o GitHub, faça login na sua conta e clique no botão <text:span text:style-name="T1">"New"</text:span> (ou no <text:span text:style-name="Source_20_Text">+</text:span> no canto superior direito da página).</text:p>
        </text:list-item>
        <text:list-item>
          <text:p text:style-name="P26">Dê um nome ao seu repositório (geralmente o mesmo nome da sua pasta local), adicione uma descrição opcional, e escolha se ele será público ou privado.</text:p>
        </text:list-item>
        <text:list-item>
          <text:p text:style-name="P26"><text:span text:style-name="T1">Não marque a opção "Add a README file"</text:span>, pois isso pode causar conflitos no primeiro envio.</text:p>
        </text:list-item>
        <text:list-item>
          <text:p text:style-name="P26">Clique em <text:span text:style-name="T1">"Create repository"</text:span>.</text:p>
        </text:list-item>
      </text:list>
      <text:p text:style-name="P21"/>
      <text:h text:style-name="P29" text:outline-level="3">Passo 3: Conecte seu Repositório Local ao GitHub</text:h>
      <text:p text:style-name="Text_20_body">Após criar o repositório no GitHub, você será levado para uma página com instruções. Siga as que estão na seção <text:span text:style-name="T1">"...or push an existing repository from the command line"</text:span>.</text:p>
      <text:list xml:id="list7209143241481101272" text:style-name="L25">
        <text:list-item>
          <text:p text:style-name="P27"><text:span text:style-name="T1">Adicione a URL do repositório remoto:</text:span> Este comando conecta sua pasta local ao repositório vazio que você criou no GitHub. Copie a URL <text:span text:style-name="Source_20_Text">https</text:span> do seu repositório do GitHub.</text:p>
        </text:list-item>
      </text:list>
      <text:p text:style-name="P21">git remote add origin <text:a xlink:type="simple" xlink:href="https://github.com/seu-usuario/seu-repositorio.git" text:style-name="Internet_20_link" text:visited-style-name="Visited_20_Internet_20_Link">https://github.com/seu-usuario/seu-repositorio.git</text:a></text:p>
      <text:p text:style-name="P21"/>
      <text:p text:style-name="P21"><text:span text:style-name="Source_20_Text">origin</text:span> é um apelido para essa URL. </text:p>
      <text:p text:style-name="P21"><text:soft-page-break/><text:span text:style-name="T1">Envie sua branch principal para o GitHub:</text:span> A maioria dos novos repositórios agora usa <text:span text:style-name="Source_20_Text">main</text:span> como branch principal. Você pode renomear a sua branch local para corresponder. </text:p>
      <text:p text:style-name="P21">git branch -M main</text:p>
      <text:p text:style-name="P21"/>
      <text:p text:style-name="P21">Agora, envie todos os seus commits para o GitHub: </text:p>
      <text:p text:style-name="P21">git push -u origin main</text:p>
      <text:p text:style-name="P21"/>
      <text:p text:style-name="P21">O comando <text:span text:style-name="Source_20_Text">-u</text:span> (ou <text:span text:style-name="Source_20_Text">--set-upstream</text:span>) define o <text:span text:style-name="Source_20_Text">main</text:span> local para rastrear o <text:span text:style-name="Source_20_Text">main</text:span> remoto. Depois disso, você só precisará usar <text:span text:style-name="Source_20_Text">git push</text:span> para enviar suas mudanças.</text:p>
      <text:p text:style-name="Text_20_body">Depois de executar esses comandos, atualize a página do seu repositório no GitHub. Seus arquivos estarão lá, e você terá seu projeto online, pronto para ser compartilhado e colaborado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9-03T17:17:26.941000000</meta:creation-date>
    <dc:date>2025-09-03T18:04:04.881000000</dc:date>
    <meta:editing-duration>PT14M17S</meta:editing-duration>
    <meta:editing-cycles>1</meta:editing-cycles>
    <meta:document-statistic meta:table-count="0" meta:image-count="0" meta:object-count="0" meta:page-count="8" meta:paragraph-count="124" meta:word-count="1972" meta:character-count="11692" meta:non-whitespace-character-count="9870"/>
    <meta:generator>LibreOffice/4.3.7.2$Windows_x86 LibreOffice_project/8a35821d8636a03b8bf4e15b48f59794652c68ba</meta:generator>
  </office:meta>
</office:document-meta>
</file>